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5I6[xfW#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j1(uZ{L8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3qEB^!9f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Q8*2Ln_s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P6#c1Ut@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y9w6&amp;PL)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{2%UXka8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fZq3M(_7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B2@5qC%s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4F6j.{mJ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]4Qc&amp;Op3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p3Im9*L-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%8fF*Gs2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&amp;(Mw52Gv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aI)*iN73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9M2R#c|a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X_4Kz7}p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7v]T2.zK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v4=IyA}7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G3@v(9nN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aL+3M~o2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Ua#uS76*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4|Bb*g8E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%9D+op7K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*BZ6u=z4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a[8Sy-T4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W=M8!ow4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Dh]&amp;eZ92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Vb3T6!a&amp;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x^K?F9b7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UwA2k-5~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63aSW[q}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3&amp;*dHO4q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3z?^X7kO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&amp;59tn=PS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Sx%#54cZ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87nu]UJ[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X29l_Mh#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g6O[F~9t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&amp;qVs1D^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